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0.75mm"/>
    </style:style>
    <style:style style:name="co3" style:family="table-column">
      <style:table-column-properties fo:break-before="auto" style:column-width="57.68mm"/>
    </style:style>
    <style:style style:name="co4" style:family="table-column">
      <style:table-column-properties fo:break-before="auto" style:column-width="43.39mm"/>
    </style:style>
    <style:style style:name="co6" style:family="table-column">
      <style:table-column-properties fo:break-before="auto" style:column-width="43.1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3" table:default-cell-style-name="ce7"/>
        <table:table-column table:style-name="co6" table:default-cell-style-name="ce7"/>
        <table:table-column table:style-name="co5" table:number-columns-repeated="1019" table:default-cell-style-name="ce7"/>
        <table:table-row table:style-name="ro2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Platform has &lt;relationship&gt; Sensor</text:p>
          </table:table-cell>
          <table:table-cell table:style-name="ce10" office:value-type="string" calcext:value-type="string">
            <text:p>Sensor URI</text:p>
          </table:table-cell>
          <table:table-cell table:style-name="ce12" office:value-type="string" calcext:value-type="string">
            <text:p>Sensor has &lt;relationship&gt; 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los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aqu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plat_aqu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au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coriolis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0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lat_dmsp_F1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office:value-type="string" calcext:value-type="string">
            <text:p/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plat_dmsp_F1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dmsp_F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61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ciamachy_lim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nv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ciamachy_nadi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i_sar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i_scat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rs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i_sar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rs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i_scat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ers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FY-3D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FY-3F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comW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fo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goes_08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09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09_bk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0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0_S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1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811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2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2_S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3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4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goes_15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goesImager_1215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go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himawari-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ice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jason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etmplu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land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eosat_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A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B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B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metOpC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metOpC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imbus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/74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4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0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1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3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5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6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7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8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noaa_19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http://vocab.nerc.ac.uk/collection/L22/current/TOOL1076/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din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orbview2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parasol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cisat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4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spot5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erra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topexPoseidon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9" office:value-type="string" calcext:value-type="string">
            <text:p>hasPlatform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string" calcext:value-type="string">
            <text:p>plat_trmm</text:p>
          </table:table-cell>
          <table:table-cell table:style-name="ce8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8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lat_terraSar_X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tandem_X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tsx_ng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9" office:value-type="string" calcext:value-type="string">
            <text:p>hasPlatform</text:p>
          </table:table-cell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plat_envisat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sciamachy 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lat_saral</text:p>
          </table:table-cell>
          <table:table-cell table:style-name="ce9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9" office:value-type="string" calcext:value-type="string">
            <text:p>hasPlatform</text:p>
          </table:table-cell>
          <table:table-cell table:number-columns-repeated="1020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3:01:21.1165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MacOSX_X86_64 LibreOffice_project/2b7f1e640c46ceb28adf43ee075a6e8b8439ed10</meta:generator>
    <meta:initial-creator>Authorised User</meta:initial-creator>
    <meta:creation-date>2015-10-29T15:32:23Z</meta:creation-date>
    <dc:date>2017-07-07T13:02:51.531437000</dc:date>
    <meta:editing-cycles>14</meta:editing-cycles>
    <meta:editing-duration>PT57M33S</meta:editing-duration>
    <meta:document-statistic meta:table-count="3" meta:cell-count="522" meta:object-count="0"/>
  </office:meta>
</office:document-meta>
</file>